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37">
      <style:paragraph-properties fo:line-height="8.5pt"/>
    </style:style>
    <style:style style:family="text" style:name="T59">
      <style:text-properties style:text-underline-type="single" style:text-underline-style="solid" style:text-underline-width="auto" style:text-underline-color="font-color" fo:font-weight="bold"/>
    </style:style>
    <style:style style:family="text" style:name="T60">
      <style:text-properties style:text-underline-type="none" style:text-underline-width="auto" fo:font-weight="bold"/>
    </style:style>
    <style:style style:family="text" style:name="T61">
      <style:text-properties style:text-underline-type="single" style:text-underline-style="solid" style:text-underline-width="auto" style:text-underline-color="font-color" fo:font-weight="bold"/>
    </style:style>
    <style:style style:family="text" style:name="T62">
      <style:text-properties style:text-underline-type="none" style:text-underline-width="auto" fo:font-weight="bold"/>
    </style:style>
    <style:style style:family="text" style:name="T63">
      <style:text-properties style:text-underline-type="single" style:text-underline-style="solid" style:text-underline-width="auto" style:text-underline-color="font-color" fo:font-weight="bold"/>
    </style:style>
    <style:style style:family="text" style:name="T64">
      <style:text-properties style:text-underline-type="single" style:text-underline-style="solid" style:text-underline-width="auto" style:text-underline-color="font-color" fo:font-weight="bold"/>
    </style:style>
    <style:style style:family="paragraph" style:name="P38">
      <style:paragraph-properties fo:line-height="8.5pt"/>
    </style:style>
    <style:style style:family="text" style:name="T65">
      <style:text-properties style:text-underline-type="single" style:text-underline-style="solid" style:text-underline-width="auto" style:text-underline-color="font-color" fo:font-weight="bold"/>
    </style:style>
    <style:style style:family="text" style:name="T66">
      <style:text-properties style:text-underline-type="single" style:text-underline-style="solid" style:text-underline-width="auto" style:text-underline-color="font-color" fo:font-weight="bold"/>
    </style:style>
    <style:style style:parent-style-name="611" style:family="paragraph" style:name="P39">
      <style:paragraph-properties fo:text-align="center"/>
    </style:style>
    <style:style style:family="text" style:name="T67">
      <style:text-properties fo:font-weight="bold"/>
    </style:style>
    <style:style style:family="text" style:name="T68">
      <style:text-properties fo:font-weight="bold"/>
    </style:style>
    <style:style style:family="paragraph" style:name="P40">
      <style:paragraph-properties fo:line-height="8.5pt"/>
    </style:style>
    <style:style style:family="paragraph" style:name="P41">
      <style:paragraph-properties fo:line-height="11.3pt"/>
    </style:style>
    <style:style style:family="text" style:name="T69">
      <style:text-properties fo:font-weight="bold"/>
    </style:style>
    <style:style style:family="text" style:name="T70">
      <style:text-properties fo:font-weight="bold"/>
    </style:style>
    <style:style style:family="text" style:name="T71">
      <style:text-properties fo:font-weight="bold"/>
    </style:style>
    <style:style style:family="paragraph" style:name="P42">
      <style:paragraph-properties fo:line-height="11.3pt" fo:margin-left="0cm" fo:margin-right="0cm" fo:text-indent="1.249cm"/>
    </style:style>
    <style:style style:family="text" style:name="T72">
      <style:text-properties fo:font-weight="bold"/>
    </style:style>
    <style:style style:family="text" style:name="T73">
      <style:text-properties fo:font-weight="bold"/>
    </style:style>
    <style:style style:family="paragraph" style:name="P43">
      <style:paragraph-properties fo:line-height="105%" fo:margin-left="1.251cm" fo:margin-right="0cm" fo:text-indent="1.251cm"/>
    </style:style>
    <style:style style:family="text" style:name="T74">
      <style:text-properties fo:font-weight="normal"/>
    </style:style>
    <style:style style:family="text" style:name="T75">
      <style:text-properties fo:font-weight="normal"/>
    </style:style>
    <style:style style:family="paragraph" style:name="P44">
      <style:paragraph-properties fo:line-height="105%" fo:margin-left="1.251cm" fo:margin-right="0cm" fo:text-indent="1.251cm"/>
    </style:style>
    <style:style style:family="text" style:name="T76">
      <style:text-properties style:text-position="super 58%"/>
    </style:style>
    <style:style style:family="paragraph" style:name="P45">
      <style:paragraph-properties fo:line-height="11.3pt" fo:margin-left="0cm" fo:margin-right="0cm" fo:text-indent="1.249cm"/>
    </style:style>
    <style:style style:family="text" style:name="T77">
      <style:text-properties fo:font-weight="bold"/>
    </style:style>
    <style:style style:family="text" style:name="T78">
      <style:text-properties fo:font-weight="bold"/>
    </style:style>
    <style:style style:family="paragraph" style:name="P46">
      <style:paragraph-properties fo:line-height="105%" fo:margin-left="1.251cm" fo:margin-right="0cm" fo:text-indent="0cm"/>
    </style:style>
    <style:style style:family="text" style:name="T79">
      <style:text-properties fo:font-weight="bold"/>
    </style:style>
    <style:style style:family="text" style:name="T80">
      <style:text-properties fo:font-weight="normal"/>
    </style:style>
    <style:style style:family="text" style:name="T81">
      <style:text-properties fo:font-weight="normal"/>
    </style:style>
    <style:style style:family="text" style:name="T82">
      <style:text-properties fo:font-weight="normal"/>
    </style:style>
    <style:style style:family="graphic" style:name="gr3">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47">
      <style:paragraph-properties fo:text-align="center"/>
    </style:style>
    <style:style style:family="graphic" style:name="gr4">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48">
      <style:paragraph-properties fo:text-align="center"/>
    </style:style>
    <style:style style:family="graphic" style:name="gr5">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6">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7">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8">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9">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10">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11">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12">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49">
      <style:paragraph-properties fo:text-align="center"/>
    </style:style>
    <style:style style:family="graphic" style:name="gr13">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50">
      <style:paragraph-properties fo:text-align="center"/>
    </style:style>
    <style:style style:family="graphic" style:name="gr14">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51">
      <style:paragraph-properties fo:text-align="center"/>
    </style:style>
    <style:style style:family="graphic" style:name="gr15">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52">
      <style:paragraph-properties fo:text-align="center"/>
    </style:style>
    <style:style style:family="graphic" style:name="gr1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53">
      <style:paragraph-properties fo:text-align="center"/>
    </style:style>
    <style:style style:family="graphic" style:name="gr17">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54">
      <style:paragraph-properties fo:text-align="center"/>
    </style:style>
    <style:style style:family="graphic" style:name="gr18">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55">
      <style:paragraph-properties fo:text-align="center"/>
    </style:style>
    <style:style style:family="graphic" style:name="gr19">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20">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21">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22">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23">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24">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25">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2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56">
      <style:paragraph-properties fo:text-align="center"/>
    </style:style>
    <style:style style:family="graphic" style:name="gr27">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57">
      <style:paragraph-properties fo:text-align="center"/>
    </style:style>
    <style:style style:family="graphic" style:name="gr28">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58">
      <style:paragraph-properties fo:text-align="center"/>
    </style:style>
    <style:style style:family="graphic" style:name="gr29">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59">
      <style:paragraph-properties fo:text-align="center"/>
    </style:style>
    <style:style style:family="graphic" style:name="gr3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0">
      <style:paragraph-properties fo:text-align="center"/>
    </style:style>
    <style:style style:family="graphic" style:name="gr31">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1">
      <style:paragraph-properties fo:text-align="center"/>
    </style:style>
    <style:style style:family="graphic" style:name="gr32">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2">
      <style:paragraph-properties fo:text-align="center"/>
    </style:style>
    <style:style style:family="graphic" style:name="gr33">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34">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35">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36">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37">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3">
      <style:paragraph-properties fo:text-align="center"/>
    </style:style>
    <style:style style:family="text" style:name="T83">
      <style:text-properties fo:font-weight="normal"/>
    </style:style>
    <style:style style:family="graphic" style:name="gr38">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4">
      <style:paragraph-properties fo:text-align="center"/>
    </style:style>
    <style:style style:family="graphic" style:name="gr39">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5">
      <style:paragraph-properties fo:text-align="center"/>
    </style:style>
    <style:style style:family="graphic" style:name="gr4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6">
      <style:paragraph-properties fo:text-align="center"/>
    </style:style>
    <style:style style:family="graphic" style:name="gr41">
      <style:graphic-properties draw:fill="none" draw:stroke="solid" svg:stroke-color="#233B59" svg:stroke-width="0.02646cm" style:wrap="run-through" style:run-through="background" fo:margin-left="0.32cm" fo:margin-right="0.32cm" fo:margin-top="0cm" fo:margin-bottom="0cm" style:horizontal-pos="from-left" style:horizontal-rel="paragraph" style:vertical-pos="from-top" style:vertical-rel="paragraph"/>
    </style:style>
    <style:style style:family="graphic" style:name="gr42">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7">
      <style:paragraph-properties fo:text-align="center"/>
    </style:style>
    <style:style style:family="text" style:name="T84">
      <style:text-properties fo:font-weight="normal"/>
    </style:style>
    <style:style style:family="text" style:name="T85">
      <style:text-properties fo:font-weight="normal"/>
    </style:style>
    <style:style style:family="paragraph" style:name="P68">
      <style:paragraph-properties fo:line-height="105%" fo:margin-left="1.251cm" fo:margin-right="0cm" fo:text-indent="1.251cm"/>
    </style:style>
    <style:style style:family="paragraph" style:name="P69">
      <style:paragraph-properties fo:line-height="11.3pt" fo:margin-left="0cm" fo:margin-right="0cm" fo:text-indent="0cm"/>
    </style:style>
    <style:style style:family="text" style:name="T86">
      <style:text-properties fo:font-weight="bold"/>
    </style:style>
    <style:style style:family="text" style:name="T87">
      <style:text-properties fo:font-weight="bold"/>
    </style:style>
    <style:style style:family="text" style:name="T88">
      <style:text-properties fo:font-weight="bold"/>
    </style:style>
    <style:style style:family="paragraph" style:name="P70">
      <style:paragraph-properties fo:line-height="11.3pt" fo:text-align="center" fo:margin-left="0cm" fo:margin-right="0cm" fo:text-indent="0cm"/>
    </style:style>
    <style:style style:family="text" style:name="T89">
      <style:text-properties fo:font-weight="bold"/>
    </style:style>
    <style:style style:family="text" style:name="T90">
      <style:text-properties style:text-position="super 58%" fo:font-weight="bold"/>
    </style:style>
    <style:style style:family="text" style:name="T91">
      <style:text-properties fo:font-weight="bold"/>
    </style:style>
    <style:style style:family="text" style:name="T92">
      <style:text-properties style:text-position="super 58%" fo:font-weight="bold"/>
    </style:style>
    <style:style style:family="text" style:name="T93">
      <style:text-properties fo:font-weight="bold"/>
    </style:style>
    <style:style style:family="text" style:name="T94">
      <style:text-properties style:text-position="super 58%" fo:font-weight="bold"/>
    </style:style>
    <style:style style:family="text" style:name="T95">
      <style:text-properties fo:font-weight="bold"/>
    </style:style>
    <style:style style:family="text" style:name="T96">
      <style:text-properties fo:font-weight="bold"/>
    </style:style>
    <style:style style:family="paragraph" style:name="P71">
      <style:paragraph-properties fo:line-height="11.3pt" fo:text-align="center" fo:margin-left="0cm" fo:margin-right="0cm" fo:text-indent="0cm"/>
    </style:style>
    <style:style style:family="paragraph" style:name="P72">
      <style:paragraph-properties fo:line-height="105%" fo:text-align="left" fo:margin-left="0cm" fo:margin-right="0cm" fo:text-indent="1.251cm" fo:margin-bottom="8.5pt"/>
    </style:style>
    <style:style style:family="text" style:name="T97">
      <style:text-properties fo:font-weight="normal"/>
    </style:style>
    <style:style style:family="text" style:name="T98">
      <style:text-properties fo:font-weight="normal"/>
    </style:style>
    <style:style style:family="text" style:name="T99">
      <style:text-properties fo:font-weight="normal"/>
    </style:style>
    <style:style style:parent-style-name="663" style:list-style-name="WWNum1" style:family="paragraph" style:name="P73">
      <style:paragraph-properties fo:line-height="105%" fo:text-align="left" fo:margin-left="0cm" fo:margin-right="0cm" fo:text-indent="0cm" fo:margin-bottom="8.5pt"/>
    </style:style>
    <style:style style:family="text" style:name="T100">
      <style:text-properties fo:font-weight="normal"/>
    </style:style>
    <style:style style:family="text" style:name="T101">
      <style:text-properties fo:font-weight="normal"/>
    </style:style>
    <style:style style:parent-style-name="663" style:list-style-name="WWNum1" style:family="paragraph" style:name="P74">
      <style:paragraph-properties fo:line-height="105%" fo:text-align="left" fo:margin-left="0cm" fo:margin-right="0cm" fo:text-indent="0cm" fo:margin-bottom="8.5pt"/>
    </style:style>
    <style:style style:family="text" style:name="T102">
      <style:text-properties fo:font-weight="normal"/>
    </style:style>
    <style:style style:family="text" style:name="T103">
      <style:text-properties fo:font-weight="normal"/>
    </style:style>
    <style:style style:family="text" style:name="T104">
      <style:text-properties fo:font-weight="normal"/>
    </style:style>
    <style:style style:family="paragraph" style:name="P75">
      <style:paragraph-properties fo:line-height="105%" fo:text-align="left" fo:margin-left="0cm" fo:margin-right="0cm" fo:text-indent="1.251cm" fo:margin-bottom="8.5pt"/>
    </style:style>
    <style:style style:family="text" style:name="T105">
      <style:text-properties fo:font-weight="normal"/>
    </style:style>
    <style:style style:family="text" style:name="T106">
      <style:text-properties fo:font-weight="normal"/>
    </style:style>
    <style:style style:family="paragraph" style:name="P76">
      <style:paragraph-properties fo:line-height="105%" fo:text-align="left" fo:margin-left="0cm" fo:margin-right="0cm" fo:text-indent="0cm" fo:margin-bottom="8.5pt"/>
    </style:style>
    <style:style style:family="text" style:name="T107">
      <style:text-properties fo:font-weight="normal"/>
    </style:style>
    <style:style style:family="text" style:name="T108">
      <style:text-properties fo:font-weight="bold"/>
    </style:style>
    <style:style style:family="text" style:name="T109">
      <style:text-properties fo:font-weight="normal"/>
    </style:style>
    <style:style style:family="text" style:name="T110">
      <style:text-properties fo:font-weight="normal"/>
    </style:style>
    <style:style style:family="paragraph" style:name="P77">
      <style:paragraph-properties fo:line-height="105%" fo:text-align="left" fo:margin-left="0cm" fo:margin-right="0cm" fo:text-indent="0cm" fo:margin-bottom="8.5pt"/>
    </style:style>
    <style:style style:family="text" style:name="T111">
      <style:text-properties fo:font-weight="normal"/>
    </style:style>
    <style:style style:family="text" style:name="T112">
      <style:text-properties fo:font-weight="bold"/>
    </style:style>
    <style:style style:family="text" style:name="T113">
      <style:text-properties fo:font-weight="normal"/>
    </style:style>
    <style:style style:family="text" style:name="T114">
      <style:text-properties fo:font-weight="normal"/>
    </style:style>
    <style:style style:family="text" style:name="T115">
      <style:text-properties fo:font-weight="normal"/>
    </style:style>
    <style:style style:family="text" style:name="T116">
      <style:text-properties fo:font-weight="normal"/>
    </style:style>
    <style:style style:family="paragraph" style:name="P78">
      <style:paragraph-properties fo:line-height="105%" fo:text-align="left" fo:margin-left="0cm" fo:margin-right="0cm" fo:text-indent="0cm" fo:margin-bottom="8.5pt"/>
    </style:style>
    <style:style style:family="text" style:name="T117">
      <style:text-properties fo:font-weight="normal"/>
    </style:style>
    <style:style style:family="text" style:name="T118">
      <style:text-properties fo:font-weight="bold"/>
    </style:style>
    <style:style style:family="text" style:name="T119">
      <style:text-properties fo:font-weight="normal"/>
    </style:style>
    <style:style style:family="text" style:name="T120">
      <style:text-properties fo:font-weight="normal"/>
    </style:style>
    <style:style style:family="text" style:name="T121">
      <style:text-properties fo:font-weight="normal"/>
    </style:style>
    <style:style style:family="text" style:name="T122">
      <style:text-properties fo:font-weight="normal"/>
    </style:style>
    <style:style style:family="paragraph" style:name="P79">
      <style:paragraph-properties fo:line-height="105%" fo:text-align="left" fo:margin-left="0cm" fo:margin-right="0cm" fo:text-indent="0cm" fo:margin-bottom="8.5pt"/>
    </style:style>
    <style:style style:family="text" style:name="T123">
      <style:text-properties fo:font-weight="normal"/>
    </style:style>
    <style:style style:family="text" style:name="T124">
      <style:text-properties fo:font-weight="bold"/>
    </style:style>
    <style:style style:family="text" style:name="T125">
      <style:text-properties fo:font-weight="normal"/>
    </style:style>
    <style:style style:family="text" style:name="T126">
      <style:text-properties fo:font-weight="normal"/>
    </style:style>
    <style:style style:family="paragraph" style:name="P80">
      <style:paragraph-properties fo:line-height="105%" fo:text-align="left" fo:margin-left="0cm" fo:margin-right="0cm" fo:text-indent="0cm" fo:margin-bottom="8.5pt"/>
    </style:style>
    <style:style style:family="text" style:name="T127">
      <style:text-properties fo:font-weight="normal"/>
    </style:style>
    <style:style style:family="text" style:name="T128">
      <style:text-properties fo:font-weight="bold"/>
    </style:style>
    <style:style style:family="text" style:name="T129">
      <style:text-properties fo:font-weight="normal"/>
    </style:style>
    <style:style style:family="text" style:name="T130">
      <style:text-properties fo:font-weight="normal"/>
    </style:style>
    <style:style style:family="paragraph" style:name="P81">
      <style:paragraph-properties fo:line-height="105%" fo:text-align="left" fo:margin-left="0cm" fo:margin-right="0cm" fo:text-indent="0cm" fo:margin-bottom="8.5pt"/>
    </style:style>
    <style:style style:family="text" style:name="T131">
      <style:text-properties fo:font-weight="normal"/>
    </style:style>
    <style:style style:family="text" style:name="T132">
      <style:text-properties fo:font-weight="bold"/>
    </style:style>
    <style:style style:family="text" style:name="T133">
      <style:text-properties fo:font-weight="normal"/>
    </style:style>
    <style:style style:family="text" style:name="T134">
      <style:text-properties fo:font-weight="normal"/>
    </style:style>
    <style:style style:family="text" style:name="T135">
      <style:text-properties fo:font-weight="normal"/>
    </style:style>
    <style:style style:family="text" style:name="T136">
      <style:text-properties fo:font-weight="bold"/>
    </style:style>
    <style:style style:family="paragraph" style:name="P82">
      <style:paragraph-properties fo:line-height="105%" fo:text-align="left" fo:margin-left="0cm" fo:margin-right="0cm" fo:text-indent="0cm" fo:margin-bottom="8.5pt"/>
    </style:style>
    <style:style style:family="paragraph" style:name="P83">
      <style:paragraph-properties fo:line-height="105%" fo:text-align="left" fo:margin-left="0cm" fo:margin-right="0cm" fo:text-indent="1.251cm" fo:margin-bottom="8.5pt"/>
    </style:style>
    <style:style style:family="text" style:name="T137">
      <style:text-properties fo:font-weight="normal"/>
    </style:style>
    <style:style style:family="text" style:name="T138">
      <style:text-properties fo:font-weight="normal"/>
    </style:style>
    <style:style style:family="text" style:name="T139">
      <style:text-properties fo:font-weight="normal"/>
    </style:style>
    <style:style style:family="text" style:name="T140">
      <style:text-properties fo:font-weight="normal"/>
    </style:style>
    <style:style style:family="text" style:name="T141">
      <style:text-properties fo:font-weight="normal"/>
    </style:style>
    <style:style style:family="text" style:name="T142">
      <style:text-properties fo:font-weight="normal"/>
    </style:style>
    <style:style style:family="text" style:name="T143">
      <style:text-properties fo:font-weight="normal"/>
    </style:style>
    <style:style style:family="text" style:name="T144">
      <style:text-properties fo:font-weight="normal"/>
    </style:style>
    <style:style style:family="text" style:name="T145">
      <style:text-properties fo:font-weight="normal"/>
    </style:style>
    <style:style style:family="text" style:name="T146">
      <style:text-properties fo:font-weight="normal"/>
    </style:style>
    <style:style style:family="text" style:name="T147">
      <style:text-properties fo:font-weight="normal"/>
    </style:style>
    <style:style style:family="paragraph" style:name="P84">
      <style:paragraph-properties fo:line-height="105%" fo:text-align="left" fo:margin-left="0cm" fo:margin-right="0cm" fo:text-indent="1.251cm" fo:margin-bottom="8.5pt"/>
    </style:style>
    <style:style style:family="text" style:name="T148">
      <style:text-properties fo:font-weight="normal"/>
    </style:style>
    <style:style style:family="text" style:name="T149">
      <style:text-properties fo:font-weight="normal"/>
    </style:style>
    <style:style style:family="text" style:name="T150">
      <style:text-properties fo:font-weight="bold"/>
    </style:style>
    <style:style style:family="text" style:name="T151">
      <style:text-properties fo:font-weight="normal"/>
    </style:style>
    <style:style style:family="text" style:name="T152">
      <style:text-properties fo:font-weight="normal"/>
    </style:style>
    <style:style style:family="text" style:name="T153">
      <style:text-properties fo:font-weight="bold"/>
    </style:style>
    <style:style style:family="text" style:name="T154">
      <style:text-properties fo:font-weight="normal"/>
    </style:style>
    <style:style style:family="text" style:name="T155">
      <style:text-properties fo:font-weight="normal"/>
    </style:style>
    <style:style style:family="paragraph" style:name="P85">
      <style:paragraph-properties fo:line-height="105%" fo:text-align="left" fo:margin-left="0cm" fo:margin-right="0cm" fo:text-indent="1.251cm" fo:margin-bottom="8.5pt"/>
    </style:style>
    <style:style style:family="text" style:name="T156">
      <style:text-properties fo:font-weight="normal"/>
    </style:style>
    <style:style style:family="text" style:name="T157">
      <style:text-properties fo:font-weight="normal"/>
    </style:style>
    <style:style style:family="text" style:name="T158">
      <style:text-properties fo:font-weight="bold"/>
    </style:style>
    <style:style style:family="text" style:name="T159">
      <style:text-properties fo:font-weight="normal"/>
    </style:style>
    <style:style style:family="text" style:name="T160">
      <style:text-properties fo:font-weight="normal"/>
    </style:style>
    <style:style style:family="text" style:name="T161">
      <style:text-properties fo:font-weight="normal"/>
    </style:style>
    <style:style style:family="text" style:name="T162">
      <style:text-properties fo:font-weight="bold"/>
    </style:style>
    <style:style style:family="text" style:name="T163">
      <style:text-properties fo:font-weight="normal"/>
    </style:style>
    <style:style style:family="text" style:name="T164">
      <style:text-properties fo:font-weight="normal"/>
    </style:style>
    <style:style style:family="paragraph" style:name="P86">
      <style:paragraph-properties fo:line-height="105%" fo:text-align="left" fo:margin-left="0cm" fo:margin-right="0cm" fo:text-indent="1.251cm" fo:margin-bottom="8.5pt"/>
    </style:style>
    <style:style style:family="text" style:name="T165">
      <style:text-properties fo:font-weight="normal"/>
    </style:style>
    <style:style style:family="text" style:name="T166">
      <style:text-properties fo:font-weight="normal"/>
    </style:style>
    <style:style style:family="text" style:name="T167">
      <style:text-properties fo:font-weight="bold"/>
    </style:style>
    <style:style style:family="text" style:name="T168">
      <style:text-properties fo:font-weight="normal"/>
    </style:style>
    <style:style style:family="text" style:name="T169">
      <style:text-properties fo:font-weight="normal"/>
    </style:style>
    <style:style style:family="text" style:name="T170">
      <style:text-properties fo:font-weight="normal"/>
    </style:style>
    <style:style style:family="paragraph" style:name="P87">
      <style:paragraph-properties fo:line-height="105%" fo:text-align="left" fo:margin-left="0cm" fo:margin-right="0cm" fo:text-indent="1.251cm" fo:margin-bottom="8.5pt"/>
    </style:style>
    <style:style style:family="text" style:name="T171">
      <style:text-properties fo:font-weight="normal"/>
    </style:style>
    <style:style style:family="text" style:name="T172">
      <style:text-properties fo:font-weight="normal"/>
    </style:style>
    <style:style style:family="text" style:name="T173">
      <style:text-properties fo:font-weight="bold"/>
    </style:style>
    <style:style style:family="text" style:name="T174">
      <style:text-properties fo:font-weight="normal"/>
    </style:style>
    <style:style style:family="text" style:name="T175">
      <style:text-properties fo:font-weight="normal"/>
    </style:style>
    <style:style style:family="paragraph" style:name="P88">
      <style:paragraph-properties fo:line-height="105%" fo:text-align="left" fo:margin-left="0cm" fo:margin-right="0cm" fo:text-indent="1.251cm" fo:margin-bottom="8.5pt"/>
    </style:style>
    <style:style style:family="text" style:name="T176">
      <style:text-properties fo:font-weight="normal"/>
    </style:style>
    <style:style style:family="text" style:name="T177">
      <style:text-properties fo:font-weight="normal"/>
    </style:style>
    <style:style style:family="text" style:name="T178">
      <style:text-properties fo:font-weight="bold"/>
    </style:style>
    <style:style style:family="text" style:name="T179">
      <style:text-properties fo:font-weight="normal"/>
    </style:style>
    <style:style style:family="paragraph" style:name="P89">
      <style:paragraph-properties fo:line-height="105%" fo:text-align="left" fo:margin-left="0cm" fo:margin-right="0cm" fo:text-indent="1.251cm" fo:margin-bottom="8.5pt"/>
    </style:style>
    <style:style style:family="text" style:name="T180">
      <style:text-properties fo:font-weight="normal"/>
    </style:style>
    <style:style style:family="text" style:name="T181">
      <style:text-properties fo:font-weight="normal"/>
    </style:style>
    <style:style style:family="text" style:name="T182">
      <style:text-properties fo:font-weight="bold"/>
    </style:style>
    <style:style style:family="text" style:name="T183">
      <style:text-properties fo:font-weight="normal"/>
    </style:style>
    <style:style style:family="text" style:name="T184">
      <style:text-properties fo:font-weight="normal"/>
    </style:style>
  </office:automatic-styles>
  <office:body>
    <office:text text:use-soft-page-breaks="true">
      <text:p text:style-name="P37"><text:span text:style-name="T59">Mauricio Luque Jiménez</text:span><text:span text:style-name="T60"><text:tab/><text:tab/><text:tab/><text:tab/><text:tab/><text:tab/><text:tab/></text:span><text:span text:style-name="T61">A3</text:span><text:span text:style-name="T62"><text:s/><text:tab/></text:span><text:span text:style-name="T63">78004003D</text:span><text:span text:style-name="T64"/><text:span/></text:p>
      <text:p text:style-name="P38"><text:span text:style-name="T65"/><text:span text:style-name="T66"/><text:span/></text:p>
      <text:p text:style-name="P39"><text:span text:style-name="T67">Práctica Relación 4</text:span><text:span text:style-name="T68"/><text:span/></text:p>
      <text:p text:style-name="P40"><text:span/><text:span/></text:p>
      <text:p text:style-name="P41"><text:span text:style-name="T69"/><text:span text:style-name="T70">1. Determinar cuáles de las siguientes gramáticas son ambiguas:</text:span><text:span text:style-name="T71"/><text:span/></text:p>
      <text:p text:style-name="P42"><text:span text:style-name="T72">a) S → AbB, A → aA | λ, B → aB | bB | λ.</text:span><text:span text:style-name="T73"/><text:span/></text:p>
      <text:p text:style-name="P43"><text:span text:style-name="T74">Para saber si esta gramática es ambigua, hay que encontrar una palabra que se pueda formar de dos maneras distintas (o dicho de otra manera, con dos árboles de derivación distintos). Si no se encuentra ninguna, significa que la gramática no es ambigua.</text:span><text:span text:style-name="T75"/><text:span/></text:p>
      <text:p text:style-name="P44"><text:span>Si analizamos la estructura de esta gramática, vemos que las palabras que forma son de la forma a</text:span><text:span text:style-name="T76">n</text:span><text:span>b{a,b}*. Es decir, un número indeterminado de a (a raíz de las sustituciones de A), una b (que siempre va a aparecer independientemente de la palabra de que se genere), y una combinación cualquiera de a y b. Viendo esto, vemos que, para que dos palab</text:span><text:span>ras empiecen por a, ambas deben ir a la rama de derivación de A, mientras que la posterior combinación de a y b no tiene más de un camino, ya que B solo tiene dos opciones de derivación que no se pueden sustituir. Por ejemplo, para formar la subcadena “aba</text:span><text:span>b”, el proceso es único, por lo que la subcadena que se genere no va a ser alcanzable de dos formas distintas. De esta manera, concluimos que la gramática no es ambigua, ya que para formar una palabra concreta no hay más que un árbol de derivación posible.</text:span><text:span/></text:p>
      <text:p text:style-name="P45"><text:span text:style-name="T77">b) S → abaS | babS | baS | λ.</text:span><text:span text:style-name="T78"/><text:span/></text:p>
      <text:p text:style-name="P46"><text:span text:style-name="T79"><text:tab/><text:tab/></text:span><text:span text:style-name="T80">Analizando esta gramática, vemos</text:span><text:span text:style-name="T81"> que hay dos posibles derivaciones muy similares entre sí (babS y baS), lo que puede ser un indicio de que esta gramática sí es ambigua. Por ejemplo, vamos a intentar la palabra “bababa” de dos formas distintas, usando dos árboles de derivación diferentes.</text:span><text:span text:style-name="T82"/><text:span/></text:p>
      <text:p><text:span/><draw:frame draw:name="Object" draw:style-name="gr3" draw:z-index="141319" text:anchor-type="paragraph" svg:width="0.716cm" svg:height="0.6537cm" svg:x="10.08cm" svg:y="0.3045cm"><draw:text-box fo:min-height="0.6537cm"><text:p text:style-name="P47"><text:span>S</text:span><text:span/></text:p><text:p><text:span/><text:span/></text:p></draw:text-box></draw:frame><text:span/><draw:frame draw:name="Object" draw:style-name="gr4" draw:z-index="141319" text:anchor-type="paragraph" svg:width="0.716cm" svg:height="0.6537cm" svg:x="1.11cm" svg:y="0.3045cm"><draw:text-box fo:min-height="0.6537cm"><text:p text:style-name="P48"><text:span>S</text:span><text:span/></text:p><text:p><text:span/><text:span/></text:p></draw:text-box></draw:frame><text:span/></text:p>
      <text:p><text:span/><draw:line draw:name="Shape" draw:style-name="gr5" draw:z-index="218119" text:anchor-type="paragraph" svg:x1="10.47cm" svg:x2="12.59cm" svg:y1="0.07206cm" svg:y2="0.7108cm"/><text:span/><draw:line draw:name="Shape" draw:style-name="gr6" draw:z-index="217095" text:anchor-type="paragraph" svg:x1="10.48cm" svg:x2="11.86cm" svg:y1="0.08119cm" svg:y2="0.7199cm"/><text:span/><draw:line draw:name="Shape" draw:style-name="gr7" draw:z-index="216071" text:anchor-type="paragraph" svg:x1="10.48cm" svg:x2="11.15cm" svg:y1="0.07206cm" svg:y2="0.7199cm"/><text:span/><draw:line draw:name="Shape" draw:style-name="gr8" draw:z-index="215047" text:anchor-type="paragraph" svg:x1="10.47cm" svg:x2="10.51cm" svg:y1="0.08119cm" svg:y2="0.729cm"/><text:span/><draw:line draw:name="Shape" draw:style-name="gr9" draw:z-index="206855" text:anchor-type="paragraph" svg:x1="1.468cm" svg:x2="2.888cm" svg:y1="0.0922cm" svg:y2="0.7166cm"/><text:span/><draw:line draw:name="Shape" draw:style-name="gr10" draw:z-index="205831" text:anchor-type="paragraph" svg:x1="1.459cm" svg:x2="2.174cm" svg:y1="0.0922cm" svg:y2="0.7166cm"/><text:span/><draw:line draw:name="Shape" draw:style-name="gr11" draw:z-index="204807" text:anchor-type="paragraph" svg:x1="1.453cm" svg:x2="1.488cm" svg:y1="0.07664cm" svg:y2="0.6992cm"/><text:span/><draw:frame draw:name="Object" draw:style-name="gr12" draw:z-index="141319" text:anchor-type="paragraph" svg:width="0.716cm" svg:height="0.6537cm" svg:x="12.22cm" svg:y="0.729cm"><draw:text-box fo:min-height="0.6537cm"><text:p text:style-name="P49"><text:span>S</text:span><text:span/></text:p><text:p><text:span/><text:span/></text:p></draw:text-box></draw:frame><text:span/><draw:frame draw:name="Object" draw:style-name="gr13" draw:z-index="141319" text:anchor-type="paragraph" svg:width="0.716cm" svg:height="0.6537cm" svg:x="11.51cm" svg:y="0.729cm"><draw:text-box fo:min-height="0.6537cm"><text:p text:style-name="P50"><text:span>b</text:span><text:span/></text:p><text:p><text:span/><text:span/></text:p></draw:text-box></draw:frame><text:span/><draw:frame draw:name="Object" draw:style-name="gr14" draw:z-index="141319" text:anchor-type="paragraph" svg:width="0.716cm" svg:height="0.6537cm" svg:x="10.79cm" svg:y="0.729cm"><draw:text-box fo:min-height="0.6537cm"><text:p text:style-name="P51"><text:span>a</text:span><text:span/></text:p><text:p><text:span/><text:span/></text:p></draw:text-box></draw:frame><text:span/><draw:frame draw:name="Object" draw:style-name="gr15" draw:z-index="141319" text:anchor-type="paragraph" svg:width="0.716cm" svg:height="0.6537cm" svg:x="10.08cm" svg:y="0.729cm"><draw:text-box fo:min-height="0.6537cm"><text:p text:style-name="P52"><text:span>b</text:span><text:span/></text:p><text:p><text:span/><text:span/></text:p></draw:text-box></draw:frame><text:span/><draw:frame draw:name="Object" draw:style-name="gr16" draw:z-index="141319" text:anchor-type="paragraph" svg:width="0.716cm" svg:height="0.6537cm" svg:x="2.542cm" svg:y="0.729cm"><draw:text-box fo:min-height="0.6537cm"><text:p text:style-name="P53"><text:span>S</text:span><text:span/></text:p><text:p><text:span/><text:span/></text:p></draw:text-box></draw:frame><text:span/><draw:frame draw:name="Object" draw:style-name="gr17" draw:z-index="141319" text:anchor-type="paragraph" svg:width="0.716cm" svg:height="0.6537cm" svg:x="1.826cm" svg:y="0.729cm"><draw:text-box fo:min-height="0.6537cm"><text:p text:style-name="P54"><text:span>a</text:span><text:span/></text:p><text:p><text:span/><text:span/></text:p></draw:text-box></draw:frame><text:span/><draw:frame draw:name="Object" draw:style-name="gr18" draw:z-index="141319" text:anchor-type="paragraph" svg:width="0.716cm" svg:height="0.6537cm" svg:x="1.11cm" svg:y="0.729cm"><draw:text-box fo:min-height="0.6537cm"><text:p text:style-name="P55"><text:span>b</text:span><text:span/></text:p><text:p><text:span/><text:span/></text:p></draw:text-box></draw:frame><text:span/></text:p>
      <text:p><text:span/><draw:line draw:name="Shape" draw:style-name="gr19" draw:z-index="222215" text:anchor-type="paragraph" svg:x1="12.61cm" svg:x2="14.76cm" svg:y1="0.5017cm" svg:y2="1.159cm"/><text:span/><draw:line draw:name="Shape" draw:style-name="gr20" draw:z-index="221191" text:anchor-type="paragraph" svg:x1="12.61cm" svg:x2="14.02cm" svg:y1="0.5017cm" svg:y2="1.159cm"/><text:span/><draw:line draw:name="Shape" draw:style-name="gr21" draw:z-index="220167" text:anchor-type="paragraph" svg:x1="12.6cm" svg:x2="13.28cm" svg:y1="0.5017cm" svg:y2="1.159cm"/><text:span/><draw:line draw:name="Shape" draw:style-name="gr22" draw:z-index="219143" text:anchor-type="paragraph" svg:x1="12.6cm" svg:x2="12.64cm" svg:y1="0.5017cm" svg:y2="1.159cm"/><text:span/><draw:line draw:name="Shape" draw:style-name="gr23" draw:z-index="209927" text:anchor-type="paragraph" svg:x1="2.921cm" svg:x2="4.365cm" svg:y1="0.5176cm" svg:y2="1.157cm"/><text:span/><draw:line draw:name="Shape" draw:style-name="gr24" draw:z-index="208903" text:anchor-type="paragraph" svg:x1="2.921cm" svg:x2="3.671cm" svg:y1="0.5065cm" svg:y2="1.157cm"/><text:span/><draw:line draw:name="Shape" draw:style-name="gr25" draw:z-index="207879" text:anchor-type="paragraph" svg:x1="2.921cm" svg:x2="2.956cm" svg:y1="0.5065cm" svg:y2="1.168cm"/><text:span/></text:p>
      <text:p><text:span/><draw:frame draw:name="Object" draw:style-name="gr26" draw:z-index="141319" text:anchor-type="paragraph" svg:width="0.716cm" svg:height="0.6537cm" svg:x="14.37cm" svg:y="0.3045cm"><draw:text-box fo:min-height="0.6537cm"><text:p text:style-name="P56"><text:span>S</text:span><text:span/></text:p><text:p><text:span/><text:span/></text:p></draw:text-box></draw:frame><text:span/><draw:frame draw:name="Object" draw:style-name="gr27" draw:z-index="141319" text:anchor-type="paragraph" svg:width="0.716cm" svg:height="0.6537cm" svg:x="13.66cm" svg:y="0.3045cm"><draw:text-box fo:min-height="0.6537cm"><text:p text:style-name="P57"><text:span>a</text:span><text:span/></text:p><text:p><text:span/><text:span/></text:p></draw:text-box></draw:frame><text:span/><draw:frame draw:name="Object" draw:style-name="gr28" draw:z-index="141319" text:anchor-type="paragraph" svg:width="0.716cm" svg:height="0.6537cm" svg:x="12.94cm" svg:y="0.3045cm"><draw:text-box fo:min-height="0.6537cm"><text:p text:style-name="P58"><text:span>b</text:span><text:span/></text:p><text:p><text:span/><text:span/></text:p></draw:text-box></draw:frame><text:span/><draw:frame draw:name="Object" draw:style-name="gr29" draw:z-index="141319" text:anchor-type="paragraph" svg:width="0.716cm" svg:height="0.6537cm" svg:x="12.22cm" svg:y="0.3045cm"><draw:text-box fo:min-height="0.6537cm"><text:p text:style-name="P59"><text:span>a</text:span><text:span/></text:p><text:p><text:span/><text:span/></text:p></draw:text-box></draw:frame><text:span/><draw:frame draw:name="Object" draw:style-name="gr30" draw:z-index="141319" text:anchor-type="paragraph" svg:width="0.716cm" svg:height="0.6537cm" svg:x="4.021cm" svg:y="0.3045cm"><draw:text-box fo:min-height="0.6537cm"><text:p text:style-name="P60"><text:span>S</text:span><text:span/></text:p><text:p><text:span/><text:span/></text:p></draw:text-box></draw:frame><text:span/><draw:frame draw:name="Object" draw:style-name="gr31" draw:z-index="141319" text:anchor-type="paragraph" svg:width="0.716cm" svg:height="0.6537cm" svg:x="3.305cm" svg:y="0.3045cm"><draw:text-box fo:min-height="0.6537cm"><text:p text:style-name="P61"><text:span>a</text:span><text:span/></text:p><text:p><text:span/><text:span/></text:p></draw:text-box></draw:frame><text:span/><draw:frame draw:name="Object" draw:style-name="gr32" draw:z-index="141319" text:anchor-type="paragraph" svg:width="0.716cm" svg:height="0.6537cm" svg:x="2.589cm" svg:y="0.3045cm"><draw:text-box fo:min-height="0.6537cm"><text:p text:style-name="P62"><text:span>b</text:span><text:span/></text:p><text:p><text:span/><text:span/></text:p></draw:text-box></draw:frame><text:span/></text:p>
      <text:p><text:span/><draw:line draw:name="Shape" draw:style-name="gr33" draw:z-index="223239" text:anchor-type="paragraph" svg:x1="14.74cm" svg:x2="14.78cm" svg:y1="0.08359cm" svg:y2="0.5854cm"/><text:span/><draw:line draw:name="Shape" draw:style-name="gr34" draw:z-index="212999" text:anchor-type="paragraph" svg:x1="4.376cm" svg:x2="5.776cm" svg:y1="0.0922cm" svg:y2="0.5937cm"/><text:span/><draw:line draw:name="Shape" draw:style-name="gr35" draw:z-index="211975" text:anchor-type="paragraph" svg:x1="4.354cm" svg:x2="5.093cm" svg:y1="0.08652cm" svg:y2="0.5937cm"/><text:span/><draw:line draw:name="Shape" draw:style-name="gr36" draw:z-index="210951" text:anchor-type="paragraph" svg:x1="4.365cm" svg:x2="4.4cm" svg:y1="0.0755cm" svg:y2="0.5826cm"/><text:span/><draw:frame draw:name="Object" draw:style-name="gr37" draw:z-index="141319" text:anchor-type="paragraph" svg:width="0.716cm" svg:height="0.6537cm" svg:x="14.37cm" svg:y="0.6002cm"><draw:text-box fo:min-height="0.6537cm"><text:p text:style-name="P63"><text:span text:style-name="T83">λ</text:span><text:span/></text:p><text:p><text:span/><text:span/></text:p></draw:text-box></draw:frame><text:span/><draw:frame draw:name="Object" draw:style-name="gr38" draw:z-index="141319" text:anchor-type="paragraph" svg:width="0.716cm" svg:height="0.6537cm" svg:x="5.453cm" svg:y="0.6002cm"><draw:text-box fo:min-height="0.6537cm"><text:p text:style-name="P64"><text:span>S</text:span><text:span/></text:p><text:p><text:span/><text:span/></text:p></draw:text-box></draw:frame><text:span/><draw:frame draw:name="Object" draw:style-name="gr39" draw:z-index="141319" text:anchor-type="paragraph" svg:width="0.716cm" svg:height="0.6537cm" svg:x="4.737cm" svg:y="0.6002cm"><draw:text-box fo:min-height="0.6537cm"><text:p text:style-name="P65"><text:span>a</text:span><text:span/></text:p><text:p><text:span/><text:span/></text:p></draw:text-box></draw:frame><text:span/><draw:frame draw:name="Object" draw:style-name="gr40" draw:z-index="141319" text:anchor-type="paragraph" svg:width="0.716cm" svg:height="0.6537cm" svg:x="4.021cm" svg:y="0.6002cm"><draw:text-box fo:min-height="0.6537cm"><text:p text:style-name="P66"><text:span>b</text:span><text:span/></text:p><text:p><text:span/><text:span/></text:p></draw:text-box></draw:frame><text:span/></text:p>
      <text:p><text:span/><draw:line draw:name="Shape" draw:style-name="gr41" draw:z-index="214023" text:anchor-type="paragraph" svg:x1="5.829cm" svg:x2="5.864cm" svg:y1="0.3725cm" svg:y2="0.9458cm"/><text:span/></text:p>
      <text:p><text:span/><draw:frame draw:name="Object" draw:style-name="gr42" draw:z-index="141319" text:anchor-type="paragraph" svg:width="0.716cm" svg:height="0.6537cm" svg:x="5.453cm" svg:y="0.08954cm"><draw:text-box fo:min-height="0.6537cm"><text:p text:style-name="P67"><text:span text:style-name="T84">λ</text:span><text:span text:style-name="T85"/><text:span/></text:p><text:p><text:span/><text:span/></text:p></draw:text-box></draw:frame><text:span/></text:p>
      <text:p><text:span/><text:span/></text:p>
      <text:p text:style-name="P68"><text:span>De esta manera, vemos que, mediante distintas sustituciones, llegamos a la misma palabra, por lo que podemos confirmar que esta gramática sí es ambigua.</text:span><text:span/></text:p>
      <text:p><text:span/><text:span/></text:p>
      <text:p><text:span/><text:span/></text:p>
      <text:p text:style-name="P69"><text:span text:style-name="T86">3. Calcular una gramática en forma normal de Chomsky que genere el </text:span><text:span text:style-name="T87">lenguaje</text:span><text:span text:style-name="T88"/><text:span/></text:p>
      <text:p text:style-name="P70"><text:span text:style-name="T89">L = {a</text:span><text:span text:style-name="T90">i</text:span><text:span text:style-name="T91"> b</text:span><text:span text:style-name="T92">j</text:span><text:span text:style-name="T93"> c</text:span><text:span text:style-name="T94">k</text:span><text:span text:style-name="T95"> tales que i, j ≥ 0, k &lt; i + j}.</text:span><text:span text:style-name="T96"/><text:span/></text:p>
      <text:p text:style-name="P71"><text:span/><text:span/></text:p>
      <text:p text:style-name="P72"><text:span text:style-name="T97">Para obtener la gramática en forma normal de Chomsky, primero vamos a calcular una gramática abstracta y general, y después la pasaremos a la forma normal de Chomsky. </text:span><text:span text:style-name="T98">Para calcular la gramática inicial, vemos que el lenguaje enunciado tiene unas características muy concretas:</text:span><text:span text:style-name="T99"/><text:span/></text:p>
      <text:list text:style-name="WWNum1" text:continue-numbering="true">
        <text:list-item>
          <text:p text:style-name="P73"><text:span text:style-name="T100">Cualquier palabra generada puede (o no) incluir a y b, siempre de forma ordenada.</text:span><text:span text:style-name="T101"/><text:span/></text:p>
        </text:list-item>
        <text:list-item>
          <text:p text:style-name="P74"><text:span text:style-name="T102">No se especifica si la palabra generada debe incluir c (suponemos que no), pero sí queda claro que el número de a+b tiene que ser mayor que c. Es</text:span><text:span text:style-name="T103"> decir, para que haya c, tiene que haber dos o más a ó b. De esta manera, la inclusión de c debe estar controlada según haya a o b. De esta manera, puede no haber ninguna a, haber dos b y una c, o una a, una b y ninguna c, por poner dos ejemplos distintos.</text:span><text:span text:style-name="T104"/><text:span/></text:p>
        </text:list-item>
      </text:list>
      <text:p text:style-name="P75"><text:span text:style-name="T105">De esta manera, la gramática que permite incluir (o no) tanto a como b, así como regular la escritura de c es la siguiente:</text:span><text:span text:style-name="T106"/><text:span/></text:p>
      <text:p text:style-name="P76"><text:span text:style-name="T107"><text:tab/>S </text:span><text:span text:style-name="T108">→</text:span><text:span text:style-name="T109"> AB<text:tab/><text:tab/><text:tab/><text:tab/>No se puede incluir c directamente</text:span><text:span text:style-name="T110"/><text:span/></text:p>
      <text:p text:style-name="P77"><text:span text:style-name="T111"><text:tab/>A </text:span><text:span text:style-name="T112">→</text:span><text:span text:style-name="T113"> aA / aX / </text:span><text:span text:style-name="T114">λ</text:span><text:span text:style-name="T115"><text:tab/><text:tab/><text:tab/>Se pueden incluir tantas a como se quieran</text:span><text:span text:style-name="T116"/><text:span/></text:p>
      <text:p text:style-name="P78"><text:span text:style-name="T117"><text:tab/>B </text:span><text:span text:style-name="T118">→</text:span><text:span text:style-name="T119"> bB / bY / </text:span><text:span text:style-name="T120">λ</text:span><text:span text:style-name="T121"><text:tab/><text:tab/><text:tab/>Se pueden incluir tantas b como se quieran</text:span><text:span text:style-name="T122"/><text:span/></text:p>
      <text:p text:style-name="P79"><text:span text:style-name="T123"><text:tab/>X </text:span><text:span text:style-name="T124">→</text:span><text:span text:style-name="T125"> aX / aY<text:tab/><text:tab/><text:tab/><text:tab/>Control ordenado de a para insertar c</text:span><text:span text:style-name="T126"/><text:span/></text:p>
      <text:p text:style-name="P80"><text:span text:style-name="T127"><text:tab/>Y </text:span><text:span text:style-name="T128">→</text:span><text:span text:style-name="T129"> bY / bZ<text:tab/><text:tab/><text:tab/><text:tab/>Control ordenado de b para insertar c</text:span><text:span text:style-name="T130"/><text:span/></text:p>
      <text:p text:style-name="P81"><text:span text:style-name="T131"><text:tab/>Z </text:span><text:span text:style-name="T132">→</text:span><text:span text:style-name="T133"> c / </text:span><text:span text:style-name="T134">λ</text:span><text:span text:style-name="T135"><text:tab/><text:tab/><text:tab/><text:tab/>Una vez es seguro que i+j &gt; 1, se inserta c, que, <text:tab/><text:tab/><text:tab/><text:tab/><text:tab/><text:tab/><text:tab/><text:tab/>según se apliquen sustituciones, pueden ser <text:tab/><text:tab/><text:tab/><text:tab/><text:tab/><text:tab/><text:tab/><text:tab/>cuantas se quieran</text:span><text:span text:style-name="T136"/><text:span/></text:p>
      <text:p text:style-name="P82"><text:span/><text:span/></text:p>
      <text:p text:style-name="P83"><text:span text:style-name="T137">Ahora que tenemos la gramática inicial construida, es hora de pasarla a la forma normal de Chomsky, que es de la forma </text:span><text:span text:style-name="T138">A → BC, A → a</text:span><text:span text:style-name="T139">. </text:span><text:span text:style-name="T140">Viendo </text:span><text:span text:style-name="T141">nuestra gramática, comprobamos que es bastante sencillo, puesto que ninguna sustitución tiene más de tres variabl</text:span><text:span text:style-name="T142">es o terminales. De hecho, solo usamos tres símbolos terminales (a, b, c), y c no está acompañado de ninguna variable, por lo que no requiere ninguna modificación. En cambio, a y b necesitan un ligero retoque, para que sus sustituciones sean de la forma A </text:span><text:span text:style-name="T143">→ </text:span><text:span text:style-name="T144">BC</text:span><text:span text:style-name="T145">. D</text:span><text:span text:style-name="T146">e esta manera, la gramática en forma normal de Chomsky que genera el lenguaje L es la siguiente:</text:span><text:span text:style-name="T147"/><text:span/></text:p>
      <text:p text:style-name="P84"><text:span text:style-name="T148"/><text:span text:style-name="T149">S </text:span><text:span text:style-name="T150">→</text:span><text:span text:style-name="T151"> AB</text:span><text:span text:style-name="T152"><text:tab/><text:tab/><text:tab/><text:tab/>M </text:span><text:span text:style-name="T153">→</text:span><text:span text:style-name="T154"> a</text:span><text:span text:style-name="T155"/><text:span/></text:p>
      <text:p text:style-name="P85"><text:span text:style-name="T156"/><text:span text:style-name="T157">A </text:span><text:span text:style-name="T158">→</text:span><text:span text:style-name="T159"> MA / MX / </text:span><text:span text:style-name="T160">λ</text:span><text:span text:style-name="T161"><text:tab/><text:tab/><text:tab/>N </text:span><text:span text:style-name="T162">→</text:span><text:span text:style-name="T163"> b</text:span><text:span text:style-name="T164"/><text:span/></text:p>
      <text:p text:style-name="P86"><text:span text:style-name="T165"/><text:span text:style-name="T166">B </text:span><text:span text:style-name="T167">→</text:span><text:span text:style-name="T168"> NB / NY / </text:span><text:span text:style-name="T169">λ</text:span><text:span text:style-name="T170"/><text:span/></text:p>
      <text:p text:style-name="P87"><text:span text:style-name="T171"/><text:span text:style-name="T172">X </text:span><text:span text:style-name="T173">→</text:span><text:span text:style-name="T174"> MX / MY</text:span><text:span text:style-name="T175"/><text:span/></text:p>
      <text:p text:style-name="P88"><text:span text:style-name="T176"/><text:span text:style-name="T177">Y </text:span><text:span text:style-name="T178">→</text:span><text:span text:style-name="T179"> NY / NZ</text:span><text:span/></text:p>
      <text:p text:style-name="P89"><text:span text:style-name="T180"/><text:span text:style-name="T181">Z </text:span><text:span text:style-name="T182">→</text:span><text:span text:style-name="T183"> c / </text:span><text:span text:style-name="T184">λ</text:span><text:span/><text:spa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Times New Roman" style:font-family-complex="Arial" fo:font-size="11pt" fo:language="es" fo:country="ES"/>
      <style:paragraph-properties fo:line-height="115%" style:tab-stop-distance="35.45pt" fo:margin-top="0pt" fo:margin-bottom="10pt"/>
    </style:default-style>
    <style:default-style style:family="text">
      <style:text-properties fo:font-family="Arial" style:font-family-asian="Times New Roman" style:font-family-complex="Arial" fo:font-size="11pt" fo:language="es" fo:country="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599">
      <style:text-properties fo:font-family="Arial" style:font-family-complex="Arial" fo:font-size="11pt" fo:language="es" fo:country="ES"/>
      <style:paragraph-properties fo:line-height="115%" fo:margin-top="0pt" fo:margin-bottom="10pt"/>
    </style:style>
    <style:style style:display-name="DStyle_text" style:family="text" style:name="600">
      <style:text-properties fo:font-family="Arial" style:font-family-complex="Arial" fo:font-size="11pt" fo:language="es" fo:country="ES"/>
    </style:style>
    <style:style style:parent-style-name="599" style:display-name="DStyle_paragraph" style:family="paragraph" style:name="601">
      <style:text-properties fo:font-family="Arial" style:font-family-complex="Arial" fo:font-size="11pt" fo:language="es" fo:country="ES"/>
      <style:paragraph-properties fo:line-height="115%" fo:margin-top="0pt" fo:margin-bottom="10pt"/>
    </style:style>
    <style:style style:parent-style-name="599" style:display-name="DStyle_text" style:family="text" style:name="602">
      <style:text-properties fo:font-family="Arial" style:font-family-complex="Arial" fo:font-size="11pt" fo:language="es" fo:country="ES"/>
    </style:style>
    <style:style style:parent-style-name="601" style:display-name="DStyle_paragraph" style:family="paragraph" style:name="603">
      <style:text-properties fo:font-family="Arial" style:font-family-complex="Arial" fo:font-size="11pt" fo:language="es" fo:country="ES"/>
      <style:paragraph-properties fo:line-height="115%" fo:margin-top="0pt" fo:margin-bottom="10pt"/>
    </style:style>
    <style:style style:parent-style-name="599" style:display-name="DStyle_text" style:family="text" style:name="604">
      <style:text-properties fo:font-family="Arial" style:font-family-complex="Arial" fo:font-size="11pt" fo:language="es" fo:country="ES"/>
    </style:style>
    <style:style style:parent-style-name="603" style:display-name="DStyle_paragraph" style:family="paragraph" style:name="605">
      <style:text-properties fo:font-family="Arial" style:font-family-complex="Arial" fo:font-size="11pt" fo:language="es" fo:country="ES"/>
      <style:paragraph-properties fo:line-height="115%" fo:margin-top="0pt" fo:margin-bottom="10pt"/>
    </style:style>
    <style:style style:parent-style-name="599" style:display-name="DStyle_text" style:family="text" style:name="606">
      <style:text-properties fo:font-family="Arial" style:font-family-complex="Arial" fo:font-size="11pt" fo:language="es" fo:country="ES"/>
    </style:style>
    <style:style style:parent-style-name="661" style:display-name="Heading 1" style:family="paragraph" style:name="607">
      <style:text-properties fo:font-family="Arial" style:font-family-complex="Arial" fo:font-size="20pt"/>
      <style:paragraph-properties fo:margin-top="24pt" fo:margin-bottom="10pt"/>
    </style:style>
    <style:style style:parent-style-name="599" style:display-name="Heading 1 Char" style:family="text" style:name="608">
      <style:text-properties fo:font-family="Arial" style:font-family-complex="Arial" fo:font-size="20pt"/>
    </style:style>
    <style:style style:parent-style-name="661" style:display-name="Heading 2" style:family="paragraph" style:name="609">
      <style:text-properties fo:font-family="Arial" style:font-family-complex="Arial" fo:font-size="17pt"/>
      <style:paragraph-properties fo:margin-top="18pt" fo:margin-bottom="10pt"/>
    </style:style>
    <style:style style:parent-style-name="599" style:display-name="Heading 2 Char" style:family="text" style:name="610">
      <style:text-properties fo:font-family="Arial" style:font-family-complex="Arial" fo:font-size="17pt"/>
    </style:style>
    <style:style style:parent-style-name="661" style:display-name="Heading 3" style:family="paragraph" style:name="611">
      <style:text-properties fo:font-family="Arial" style:font-family-complex="Arial" fo:font-size="15pt"/>
      <style:paragraph-properties fo:margin-top="16pt" fo:margin-bottom="10pt"/>
    </style:style>
    <style:style style:parent-style-name="599" style:display-name="Heading 3 Char" style:family="text" style:name="612">
      <style:text-properties fo:font-family="Arial" style:font-family-complex="Arial" fo:font-size="15pt"/>
    </style:style>
    <style:style style:parent-style-name="661" style:display-name="Heading 4" style:family="paragraph" style:name="613">
      <style:text-properties fo:font-family="Arial" style:font-family-complex="Arial" fo:font-size="13pt" fo:font-weight="bold"/>
      <style:paragraph-properties fo:margin-top="16pt" fo:margin-bottom="10pt"/>
    </style:style>
    <style:style style:parent-style-name="599" style:display-name="Heading 4 Char" style:family="text" style:name="614">
      <style:text-properties fo:font-family="Arial" style:font-family-complex="Arial" fo:font-size="13pt" fo:font-weight="bold"/>
    </style:style>
    <style:style style:parent-style-name="661" style:display-name="Heading 5" style:family="paragraph" style:name="615">
      <style:text-properties fo:font-family="Arial" style:font-family-complex="Arial" fo:font-size="12pt" fo:font-weight="bold"/>
      <style:paragraph-properties fo:margin-top="16pt" fo:margin-bottom="10pt"/>
    </style:style>
    <style:style style:parent-style-name="599" style:display-name="Heading 5 Char" style:family="text" style:name="616">
      <style:text-properties fo:font-family="Arial" style:font-family-complex="Arial" fo:font-size="12pt" fo:font-weight="bold"/>
    </style:style>
    <style:style style:parent-style-name="661" style:display-name="Heading 6" style:family="paragraph" style:name="617">
      <style:text-properties fo:font-family="Arial" style:font-family-complex="Arial" fo:font-size="11pt" fo:font-weight="bold"/>
      <style:paragraph-properties fo:margin-top="16pt" fo:margin-bottom="10pt"/>
    </style:style>
    <style:style style:parent-style-name="599" style:display-name="Heading 6 Char" style:family="text" style:name="618">
      <style:text-properties fo:font-family="Arial" style:font-family-complex="Arial" fo:font-size="11pt" fo:font-weight="bold"/>
    </style:style>
    <style:style style:parent-style-name="661" style:display-name="Heading 7" style:family="paragraph" style:name="619">
      <style:text-properties fo:font-family="Arial" style:font-family-complex="Arial" fo:font-size="11pt" fo:font-style="italic" fo:font-weight="bold"/>
      <style:paragraph-properties fo:margin-top="16pt" fo:margin-bottom="10pt"/>
    </style:style>
    <style:style style:parent-style-name="599" style:display-name="Heading 7 Char" style:family="text" style:name="620">
      <style:text-properties fo:font-family="Arial" style:font-family-complex="Arial" fo:font-size="11pt" fo:font-style="italic" fo:font-weight="bold"/>
    </style:style>
    <style:style style:parent-style-name="661" style:display-name="Heading 8" style:family="paragraph" style:name="621">
      <style:text-properties fo:font-family="Arial" style:font-family-complex="Arial" fo:font-size="11pt" fo:font-style="italic"/>
      <style:paragraph-properties fo:margin-top="16pt" fo:margin-bottom="10pt"/>
    </style:style>
    <style:style style:parent-style-name="599" style:display-name="Heading 8 Char" style:family="text" style:name="622">
      <style:text-properties fo:font-family="Arial" style:font-family-complex="Arial" fo:font-size="11pt" fo:font-style="italic"/>
    </style:style>
    <style:style style:parent-style-name="661" style:display-name="Heading 9" style:family="paragraph" style:name="623">
      <style:text-properties fo:font-family="Arial" style:font-family-complex="Arial" fo:font-size="10.5pt" fo:font-style="italic"/>
      <style:paragraph-properties fo:margin-top="16pt" fo:margin-bottom="10pt"/>
    </style:style>
    <style:style style:parent-style-name="599" style:display-name="Heading 9 Char" style:family="text" style:name="624">
      <style:text-properties fo:font-family="Arial" style:font-family-complex="Arial" fo:font-size="10.5pt" fo:font-style="italic"/>
    </style:style>
    <style:style style:parent-style-name="661" style:display-name="Title" style:family="paragraph" style:name="625">
      <style:text-properties fo:font-size="24pt"/>
      <style:paragraph-properties fo:margin-top="15pt" fo:margin-bottom="10pt"/>
    </style:style>
    <style:style style:parent-style-name="599" style:display-name="Title Char" style:family="text" style:name="626">
      <style:text-properties fo:font-size="24pt"/>
    </style:style>
    <style:style style:parent-style-name="661" style:display-name="Subtitle" style:family="paragraph" style:name="627">
      <style:text-properties fo:font-size="12pt"/>
      <style:paragraph-properties fo:margin-top="10pt" fo:margin-bottom="10pt"/>
    </style:style>
    <style:style style:parent-style-name="599" style:display-name="Subtitle Char" style:family="text" style:name="628">
      <style:text-properties fo:font-size="12pt"/>
    </style:style>
    <style:style style:parent-style-name="661" style:display-name="Quote" style:family="paragraph" style:name="629">
      <style:text-properties fo:font-style="italic"/>
      <style:paragraph-properties fo:margin-left="1.27cm" fo:margin-right="1.27cm" fo:text-indent="0cm"/>
    </style:style>
    <style:style style:parent-style-name="599" style:display-name="Quote Char" style:family="text" style:name="630">
      <style:text-properties fo:font-style="italic"/>
    </style:style>
    <style:style style:parent-style-name="661" style:display-name="Intense Quote" style:family="paragraph" style:name="631">
      <style:text-properties fo:font-style="italic"/>
      <style:paragraph-properties fo:margin-left="1.27cm" fo:margin-right="1.27cm" fo:text-indent="0cm" fo:background-color="#f2f2f2" fo:border="0.01764cm solid #FFFFFF"/>
    </style:style>
    <style:style style:parent-style-name="599" style:display-name="Intense Quote Char" style:family="text" style:name="632">
      <style:text-properties fo:font-style="italic"/>
    </style:style>
    <style:style style:parent-style-name="661" style:display-name="Header" style:family="paragraph" style:name="633">
      <style:paragraph-properties fo:line-height="100%" fo:margin-bottom="0pt">
        <style:tab-stops>
          <style:tab-stop style:position="12.6cm" style:type="center"/>
          <style:tab-stop style:position="25.2cm" style:type="right"/>
        </style:tab-stops>
      </style:paragraph-properties>
    </style:style>
    <style:style style:parent-style-name="599" style:display-name="Header Char" style:family="text" style:name="634"/>
    <style:style style:parent-style-name="661" style:display-name="Footer" style:family="paragraph" style:name="635">
      <style:paragraph-properties fo:line-height="100%" fo:margin-bottom="0pt">
        <style:tab-stops>
          <style:tab-stop style:position="12.6cm" style:type="center"/>
          <style:tab-stop style:position="25.2cm" style:type="right"/>
        </style:tab-stops>
      </style:paragraph-properties>
    </style:style>
    <style:style style:parent-style-name="599" style:display-name="Footer Char" style:family="text" style:name="636"/>
    <style:style style:parent-style-name="661" style:display-name="Caption" style:family="paragraph" style:name="637">
      <style:text-properties fo:color="#4f81bd" fo:font-size="9pt" fo:font-weight="bold"/>
      <style:paragraph-properties fo:line-height="115%"/>
    </style:style>
    <style:style style:parent-style-name="599" style:display-name="Caption Char" style:family="text" style:name="638"/>
    <style:style style:parent-style-name="599" style:display-name="Hyperlink" style:family="text" style:name="639">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599" style:display-name="Internet link" style:family="text" style:name="640">
      <style:text-properties fo:color="#0000ff" style:text-underline-type="single" style:text-underline-style="solid" style:text-underline-width="auto" style:text-underline-color="font-color"/>
    </style:style>
    <style:style style:parent-style-name="599" style:display-name="Internet link" style:family="text" style:name="641">
      <style:text-properties fo:color="#0000ff" style:text-underline-type="single" style:text-underline-style="solid" style:text-underline-width="auto" style:text-underline-color="font-color"/>
    </style:style>
    <style:style style:parent-style-name="599" style:display-name="Internet link" style:family="text" style:name="642">
      <style:text-properties fo:color="#0000ff" style:text-underline-type="single" style:text-underline-style="solid" style:text-underline-width="auto" style:text-underline-color="font-color"/>
    </style:style>
    <style:style style:parent-style-name="599" style:display-name="Internet link" style:family="text" style:name="643">
      <style:text-properties fo:color="#0000ff" style:text-underline-type="single" style:text-underline-style="solid" style:text-underline-width="auto" style:text-underline-color="font-color"/>
    </style:style>
    <style:style style:parent-style-name="661" style:display-name="footnote text" style:family="paragraph" style:name="644">
      <style:text-properties fo:font-size="9pt"/>
      <style:paragraph-properties fo:line-height="100%" fo:margin-bottom="2pt"/>
    </style:style>
    <style:style style:parent-style-name="599" style:display-name="Footnote Text Char" style:family="text" style:name="645">
      <style:text-properties fo:font-size="9pt"/>
    </style:style>
    <style:style style:parent-style-name="599" style:display-name="footnote reference" style:family="text" style:name="646">
      <style:text-properties style:text-position="super 58%"/>
    </style:style>
    <style:style style:parent-style-name="661" style:display-name="endnote text" style:family="paragraph" style:name="647">
      <style:text-properties fo:font-size="10pt"/>
      <style:paragraph-properties fo:line-height="100%" fo:margin-bottom="0pt"/>
    </style:style>
    <style:style style:parent-style-name="599" style:display-name="Endnote Text Char" style:family="text" style:name="648">
      <style:text-properties fo:font-size="10pt"/>
    </style:style>
    <style:style style:parent-style-name="599" style:display-name="endnote reference" style:family="text" style:name="649">
      <style:text-properties style:text-position="super 58%"/>
    </style:style>
    <style:style style:parent-style-name="661" style:display-name="toc 1" style:family="paragraph" style:name="650">
      <style:paragraph-properties fo:margin-left="0cm" fo:margin-right="0cm" fo:text-indent="0cm" fo:margin-bottom="2.85pt"/>
    </style:style>
    <style:style style:parent-style-name="661" style:display-name="toc 2" style:family="paragraph" style:name="651">
      <style:paragraph-properties fo:margin-left="0.4992cm" fo:margin-right="0cm" fo:text-indent="0cm" fo:margin-bottom="2.85pt"/>
    </style:style>
    <style:style style:parent-style-name="661" style:display-name="toc 3" style:family="paragraph" style:name="652">
      <style:paragraph-properties fo:margin-left="1cm" fo:margin-right="0cm" fo:text-indent="0cm" fo:margin-bottom="2.85pt"/>
    </style:style>
    <style:style style:parent-style-name="661" style:display-name="toc 4" style:family="paragraph" style:name="653">
      <style:paragraph-properties fo:margin-left="1.499cm" fo:margin-right="0cm" fo:text-indent="0cm" fo:margin-bottom="2.85pt"/>
    </style:style>
    <style:style style:parent-style-name="661" style:display-name="toc 5" style:family="paragraph" style:name="654">
      <style:paragraph-properties fo:margin-left="2cm" fo:margin-right="0cm" fo:text-indent="0cm" fo:margin-bottom="2.85pt"/>
    </style:style>
    <style:style style:parent-style-name="661" style:display-name="toc 6" style:family="paragraph" style:name="655">
      <style:paragraph-properties fo:margin-left="2.5cm" fo:margin-right="0cm" fo:text-indent="0cm" fo:margin-bottom="2.85pt"/>
    </style:style>
    <style:style style:parent-style-name="661" style:display-name="toc 7" style:family="paragraph" style:name="656">
      <style:paragraph-properties fo:margin-left="3.001cm" fo:margin-right="0cm" fo:text-indent="0cm" fo:margin-bottom="2.85pt"/>
    </style:style>
    <style:style style:parent-style-name="661" style:display-name="toc 8" style:family="paragraph" style:name="657">
      <style:paragraph-properties fo:margin-left="3.5cm" fo:margin-right="0cm" fo:text-indent="0cm" fo:margin-bottom="2.85pt"/>
    </style:style>
    <style:style style:parent-style-name="661" style:display-name="toc 9" style:family="paragraph" style:name="658">
      <style:paragraph-properties fo:margin-left="4.001cm" fo:margin-right="0cm" fo:text-indent="0cm" fo:margin-bottom="2.85pt"/>
    </style:style>
    <style:style style:parent-style-name="605" style:display-name="TOC Heading" style:family="paragraph" style:name="659"/>
    <style:style style:parent-style-name="661" style:display-name="table of figures" style:family="paragraph" style:name="660">
      <style:paragraph-properties fo:margin-bottom="0pt"/>
    </style:style>
    <style:style style:class="default" style:display-name="Normal" style:family="paragraph" style:name="661">
      <style:text-properties/>
      <style:paragraph-properties/>
    </style:style>
    <style:style style:parent-style-name="661" style:display-name="No Spacing" style:family="paragraph" style:name="662">
      <style:paragraph-properties fo:line-height="100%" fo:margin-bottom="0pt"/>
    </style:style>
    <style:style style:parent-style-name="661" style:display-name="List Paragraph" style:family="paragraph" style:name="663">
      <style:text-properties/>
      <style:paragraph-properties fo:margin-left="1.27cm" fo:margin-right="0cm" fo:text-indent="0cm"/>
    </style:style>
    <style:style style:class="default" style:display-name="Default Paragraph Font" style:family="text" style:name="664"/>
    <style:style style:parent-style-name="661" style:display-name="T1" style:family="text" style:name="665">
      <style:text-properties fo:font-family="Arial" style:font-family-complex="Arial"/>
    </style:style>
    <style:style style:parent-style-name="661" style:display-name="T2" style:family="text" style:name="666">
      <style:text-properties fo:font-family="Courier New" style:font-family-complex="Courier New"/>
    </style:style>
    <style:style style:parent-style-name="661" style:display-name="T3" style:family="text" style:name="667">
      <style:text-properties fo:font-family="Wingdings" style:font-family-complex="Wingdings"/>
    </style:style>
    <style:style style:parent-style-name="661" style:display-name="T4" style:family="text" style:name="668">
      <style:text-properties fo:font-family="Symbol" style:font-family-complex="Symbol"/>
    </style:style>
    <style:style style:parent-style-name="661" style:display-name="T5" style:family="text" style:name="669">
      <style:text-properties fo:font-family="Courier New" style:font-family-complex="Courier New"/>
    </style:style>
    <style:style style:parent-style-name="661" style:display-name="T6" style:family="text" style:name="670">
      <style:text-properties fo:font-family="Wingdings" style:font-family-complex="Wingdings"/>
    </style:style>
    <style:style style:parent-style-name="661" style:display-name="T7" style:family="text" style:name="671">
      <style:text-properties fo:font-family="Symbol" style:font-family-complex="Symbol"/>
    </style:style>
    <style:style style:parent-style-name="661" style:display-name="T8" style:family="text" style:name="672">
      <style:text-properties fo:font-family="Courier New" style:font-family-complex="Courier New"/>
    </style:style>
    <style:style style:parent-style-name="661" style:display-name="T9" style:family="text" style:name="673">
      <style:text-properties fo:font-family="Wingdings" style:font-family-complex="Wingdings"/>
    </style:style>
    <style:style style:parent-style-name="661" style:display-name="T1" style:family="text" style:name="674">
      <style:text-properties fo:font-family="Arial" style:font-family-complex="Arial"/>
    </style:style>
    <style:style style:parent-style-name="661" style:display-name="T2" style:family="text" style:name="675">
      <style:text-properties fo:font-family="Courier New" style:font-family-complex="Courier New"/>
    </style:style>
    <style:style style:parent-style-name="661" style:display-name="T3" style:family="text" style:name="676">
      <style:text-properties fo:font-family="Wingdings" style:font-family-complex="Wingdings"/>
    </style:style>
    <style:style style:parent-style-name="661" style:display-name="T4" style:family="text" style:name="677">
      <style:text-properties fo:font-family="Symbol" style:font-family-complex="Symbol"/>
    </style:style>
    <style:style style:parent-style-name="661" style:display-name="T5" style:family="text" style:name="678">
      <style:text-properties fo:font-family="Courier New" style:font-family-complex="Courier New"/>
    </style:style>
    <style:style style:parent-style-name="661" style:display-name="T6" style:family="text" style:name="679">
      <style:text-properties fo:font-family="Wingdings" style:font-family-complex="Wingdings"/>
    </style:style>
    <style:style style:parent-style-name="661" style:display-name="T7" style:family="text" style:name="680">
      <style:text-properties fo:font-family="Symbol" style:font-family-complex="Symbol"/>
    </style:style>
    <style:style style:parent-style-name="661" style:display-name="T8" style:family="text" style:name="681">
      <style:text-properties fo:font-family="Courier New" style:font-family-complex="Courier New"/>
    </style:style>
    <style:style style:parent-style-name="661" style:display-name="T9" style:family="text" style:name="682">
      <style:text-properties fo:font-family="Wingdings" style:font-family-complex="Wingdings"/>
    </style:style>
    <style:style style:family="text" style:name="T1">
      <style:text-properties fo:font-family="Arial" style:font-family-complex="Aria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text:list-style style:name="WWNum1">
      <text:list-level-style-bullet text:level="1" text:style-name="T1" text:bullet-char="–">
        <style:list-level-properties text:list-level-position-and-space-mode="label-alignment">
          <style:list-level-label-alignment fo:text-indent="-0.635cm" fo:margin-left="2.5cm"/>
        </style:list-level-properties>
        <style:text-properties fo:font-family="Arial" style:font-family-complex="Arial"/>
      </text:list-level-style-bullet>
      <text:list-level-style-bullet text:level="2" text:style-name="T2" text:bullet-char="o">
        <style:list-level-properties text:list-level-position-and-space-mode="label-alignment">
          <style:list-level-label-alignment fo:text-indent="-0.635cm" fo:margin-left="3.77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5.04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6.31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7.58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8.85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1.39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2.66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left="3.001cm" fo:margin-right="1.499cm" fo:margin-top="2cm" fo:margin-bottom="2cm"/>
    </style:page-layout>
    <style:page-layout style:name="Mpm2">
      <style:page-layout-properties fo:page-width="21cm" fo:page-height="29.7cm" style:print-orientation="portrait" fo:margin-left="3.001cm" fo:margin-right="1.499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2.1.36</meta:generator>
    <meta:initial-creator/>
    <meta:creation-date/>
    <meta:editing-cycles/>
    <meta:editing-duration/>
    <dc:date/>
    <dc:creator/>
    <meta:document-statistic/>
  </office:meta>
</office:document-meta>
</file>